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68cm"/>
    </style:style>
    <style:style style:name="gr3" style:family="graphic" style:parent-style-name="standard">
      <style:graphic-properties draw:stroke="none" draw:fill="none" fo:min-height="6.584cm"/>
    </style:style>
    <style:style style:name="gr4" style:family="graphic" style:parent-style-name="standard">
      <style:graphic-properties draw:stroke="none" draw:fill="none" fo:min-height="10cm"/>
    </style:style>
    <style:style style:name="gr5" style:family="graphic" style:parent-style-name="standard">
      <style:graphic-properties draw:stroke="none" draw:fill="none" fo:min-height="9.933cm"/>
    </style:style>
    <style:style style:name="gr6" style:family="graphic" style:parent-style-name="standard">
      <style:graphic-properties draw:stroke="none" draw:fill="none" fo:min-height="9.655cm"/>
    </style:style>
    <style:style style:name="gr7" style:family="graphic" style:parent-style-name="standard">
      <style:graphic-properties draw:stroke="none" draw:fill="none" fo:min-height="11.122cm"/>
    </style:style>
    <style:style style:name="pr1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5" style:family="presentation" style:parent-style-name="Default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1-notes">
      <style:graphic-properties draw:fill-color="#ffffff" draw:auto-grow-height="true" fo:min-height="11.429cm"/>
    </style:style>
    <style:style style:name="pr11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2" style:family="presentation" style:parent-style-name="Default_20_2-notes">
      <style:graphic-properties draw:fill-color="#ffffff" draw:auto-grow-height="true" fo:min-height="11.429cm"/>
    </style:style>
    <style:style style:name="pr13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4" style:family="presentation" style:parent-style-name="Default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Default-notes">
      <style:graphic-properties draw:fill-color="#ffffff" fo:min-height="12.573cm"/>
    </style:style>
    <style:style style:name="pr18" style:family="presentation" style:parent-style-name="Default-title">
      <style:graphic-properties fo:min-height="3.174cm"/>
    </style:style>
    <style:style style:name="pr19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P7" style:family="paragraph">
      <style:paragraph-properties style:text-autospace="none"/>
    </style:style>
    <style:style style:name="P8" style:family="paragraph">
      <style:paragraph-properties fo:margin-left="1.27cm" fo:margin-right="0cm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style:text-autospace="none"/>
      <style:text-properties fo:color="#ffffff" fo:font-family="ArialMT" style:font-family-generic="swiss" fo:font-size="32pt" style:font-family-asian="ArialMT" style:font-family-generic-asian="swiss" style:font-size-asian="32pt" style:font-family-complex="ArialMT" style:font-family-generic-complex="swiss" style:font-size-complex="18.2000007629395pt"/>
    </style:style>
    <style:style style:name="P11" style:family="paragraph">
      <style:text-properties fo:color="#000000"/>
    </style:style>
    <style:style style:name="P12" style:family="paragraph">
      <style:paragraph-properties style:text-autospace="none"/>
      <style:text-properties fo:font-family="ArialMT" style:font-family-generic="swiss" fo:font-size="28pt" style:font-family-asian="ArialMT" style:font-family-generic-asian="swiss" style:font-size-asian="28pt" style:font-family-complex="ArialMT" style:font-family-generic-complex="swiss" style:font-size-complex="15.8999996185303pt"/>
    </style:style>
    <style:style style:name="P13" style:family="paragraph">
      <style:paragraph-properties style:text-autospace="none"/>
      <style:text-properties fo:font-family="Arial-BoldMT" fo:font-size="28pt" fo:font-weight="bold" style:font-family-asian="Arial-BoldMT" style:font-size-asian="28pt" style:font-weight-asian="bold" style:font-family-complex="Arial-BoldMT" style:font-size-complex="15.8999996185303pt" style:font-weight-complex="bold"/>
    </style:style>
    <style:style style:name="P14" style:family="paragraph">
      <style:text-properties fo:color="#000000" fo:font-family="Calibri" style:font-family-generic="swiss" style:font-pitch="variable" fo:font-size="28pt" style:font-size-asian="28pt" style:font-size-complex="28pt"/>
    </style:style>
    <style:style style:name="P15" style:family="paragraph">
      <style:paragraph-properties style:text-autospace="none"/>
      <style:text-properties fo:font-family="Calibri" style:font-family-generic="swiss" style:font-pitch="variable" fo:font-size="28pt" style:font-family-asian="ArialMT" style:font-family-generic-asian="swiss" style:font-size-asian="28pt" style:font-family-complex="ArialMT" style:font-family-generic-complex="swiss" style:font-size-complex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family="Calibri" style:font-family-generic="swiss" style:font-pitch="variable" fo:font-size="28pt" style:font-size-asian="28pt" style:font-size-complex="2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normal" style:font-family-asian="ArialMT" style:font-family-generic-asian="swiss" style:font-size-asian="28pt" style:font-style-asian="normal" style:font-weight-asian="normal" style:font-family-complex="ArialMT" style:font-family-generic-complex="swiss" style:font-size-complex="28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family-asian="ArialMT" style:font-family-generic-asian="swiss" style:font-size-asian="32pt" style:font-style-asian="normal" style:font-weight-asian="normal" style:font-family-complex="ArialMT" style:font-family-generic-complex="swiss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bold" style:font-family-asian="DejaVuSans" style:font-family-generic-asian="swiss" style:font-size-asian="28pt" style:font-style-asian="normal" style:font-weight-asian="bold" style:font-family-complex="DejaVuSans" style:font-family-generic-complex="swiss" style:font-size-complex="28pt" style:font-style-complex="normal" style:font-weight-complex="bold"/>
    </style:style>
    <style:style style:name="T9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normal" style:font-family-asian="DejaVuSans" style:font-family-generic-asian="swiss" style:font-size-asian="28pt" style:font-style-asian="normal" style:font-weight-asian="normal" style:font-family-complex="DejaVuSans" style:font-family-generic-complex="swiss" style:font-size-complex="28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bold" style:font-family-asian="DejaVuSans-Bold" style:font-family-generic-asian="swiss" style:font-size-asian="28pt" style:font-style-asian="normal" style:font-weight-asian="bold" style:font-family-complex="DejaVuSans-Bold" style:font-family-generic-complex="swiss" style:font-size-complex="28pt" style:font-style-complex="normal" style:font-weight-complex="bold"/>
    </style:style>
    <style:style style:name="T11" style:family="text">
      <style:text-properties fo:color="#000000" style:text-line-through-style="none" fo:font-family="Calibri" style:font-family-generic="swiss" style:font-pitch="variable" fo:font-size="28pt" fo:letter-spacing="normal" fo:font-style="normal" style:text-underline-style="none" fo:font-weight="normal" style:font-family-asian="DejaVuSans-Bold" style:font-family-generic-asian="swiss" style:font-size-asian="28pt" style:font-style-asian="normal" style:font-weight-asian="normal" style:font-family-complex="DejaVuSans-Bold" style:font-family-generic-complex="swiss" style:font-size-complex="28pt" style:font-style-complex="normal" style:font-weight-complex="normal"/>
    </style:style>
    <style:style style:name="T12" style:family="text">
      <style:text-properties fo:color="#000000" style:text-outline="false" style:text-line-through-style="none" fo:font-family="ArialMT" style:font-family-generic="swiss" fo:font-size="32pt" fo:letter-spacing="normal" fo:language="en" fo:country="US" fo:font-style="normal" fo:text-shadow="none" style:text-underline-style="none" fo:font-weight="normal" style:letter-kerning="true" style:font-family-asian="ArialMT" style:font-family-generic-asian="swiss" style:font-size-asian="32pt" style:language-asian="en" style:country-asian="US" style:font-style-asian="normal" style:font-weight-asian="normal" style:font-family-complex="ArialMT" style:font-family-generic-complex="swiss" style:font-size-complex="18.2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fo:font-family="ArialMT" style:font-family-generic="swiss" fo:font-size="32pt" fo:letter-spacing="normal" fo:language="en" fo:country="US" fo:font-style="normal" fo:text-shadow="none" style:text-underline-style="none" fo:font-weight="normal" style:letter-kerning="true" style:font-family-asian="ArialMT" style:font-family-generic-asian="swiss" style:font-size-asian="32pt" style:language-asian="en" style:country-asian="US" style:font-style-asian="normal" style:font-weight-asian="normal" style:font-family-complex="ArialMT" style:font-family-generic-complex="swiss" style:font-size-complex="18.2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ArialMT" style:font-family-generic-asian="swiss" style:font-size-asian="28pt" style:font-style-asian="normal" style:font-weight-asian="normal" style:font-family-complex="ArialMT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fo:font-family="Calibri" style:font-family-generic="swiss" style:font-pitch="variable" fo:font-size="28pt" fo:font-style="normal" fo:text-shadow="none" style:text-underline-style="none" fo:font-weight="normal" style:letter-kerning="true" style:font-family-asian="ArialMT" style:font-family-generic-asian="swiss" style:font-size-asian="28pt" style:font-style-asian="normal" style:font-weight-asian="normal" style:font-family-complex="ArialMT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fo:font-family="ArialMT" style:font-family-generic="swiss" fo:font-size="32pt" fo:font-style="normal" fo:text-shadow="none" style:text-underline-style="none" fo:font-weight="normal" style:letter-kerning="true" style:font-family-asian="ArialMT" style:font-family-generic-asian="swiss" style:font-size-asian="32pt" style:font-style-asian="normal" style:font-weight-asian="normal" style:font-family-complex="ArialMT" style:font-family-generic-complex="swiss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ArialMT" style:font-family-generic="swiss" fo:font-size="28pt" style:font-family-asian="ArialMT" style:font-family-generic-asian="swiss" style:font-size-asian="28pt" style:font-family-complex="ArialMT" style:font-family-generic-complex="swiss" style:font-size-complex="15.8999996185303pt"/>
    </style:style>
    <style:style style:name="T18" style:family="text">
      <style:text-properties fo:color="#ffffff" fo:font-family="ArialMT" style:font-family-generic="swiss" fo:font-size="32pt" style:font-family-asian="ArialMT" style:font-family-generic-asian="swiss" style:font-size-asian="32pt" style:font-family-complex="ArialMT" style:font-family-generic-complex="swiss" style:font-size-complex="18.2000007629395pt"/>
    </style:style>
    <style:style style:name="T19" style:family="text">
      <style:text-properties fo:color="#000000" fo:font-family="ArialMT" style:font-family-generic="swiss" fo:font-size="26.5pt" style:font-family-asian="ArialMT" style:font-family-generic-asian="swiss" style:font-size-asian="26.5pt" style:font-family-complex="ArialMT" style:font-family-generic-complex="swiss" style:font-size-complex="15pt"/>
    </style:style>
    <style:style style:name="T20" style:family="text">
      <style:text-properties fo:color="#000000" fo:font-family="Arial-ItalicMT" style:font-family-generic="script" fo:font-size="15pt" fo:font-style="italic" style:font-family-asian="Arial-ItalicMT" style:font-family-generic-asian="script" style:font-size-asian="15pt" style:font-style-asian="italic" style:font-family-complex="Arial-ItalicMT" style:font-family-generic-complex="script" style:font-size-complex="8.5pt" style:font-style-complex="italic"/>
    </style:style>
    <style:style style:name="T21" style:family="text">
      <style:text-properties fo:color="#000000" fo:font-family="ArialMT" style:font-family-generic="swiss" fo:font-size="22.5pt" style:font-family-asian="ArialMT" style:font-family-generic-asian="swiss" style:font-size-asian="22.5pt" style:font-family-complex="ArialMT" style:font-family-generic-complex="swiss" style:font-size-complex="12.8000001907349pt"/>
    </style:style>
    <style:style style:name="T22" style:family="text">
      <style:text-properties fo:font-family="Arial-BoldMT" fo:font-size="28pt" fo:font-weight="bold" style:font-family-asian="Arial-BoldMT" style:font-size-asian="28pt" style:font-weight-asian="bold" style:font-family-complex="Arial-BoldMT" style:font-size-complex="15.8999996185303pt" style:font-weight-complex="bold"/>
    </style:style>
    <style:style style:name="T23" style:family="text">
      <style:text-properties fo:color="#000000" fo:font-family="Calibri" style:font-family-generic="swiss" style:font-pitch="variable" fo:font-size="28pt" style:font-family-asian="ArialMT" style:font-family-generic-asian="swiss" style:font-size-asian="28pt" style:font-family-complex="ArialMT" style:font-family-generic-complex="swiss" style:font-size-complex="28pt"/>
    </style:style>
    <style:style style:name="T24" style:family="text">
      <style:text-properties fo:color="#000000" style:text-outline="false" style:text-line-through-style="none" fo:font-family="Calibri" style:font-family-generic="swiss" style:font-pitch="variable" fo:font-size="28pt" fo:letter-spacing="normal" fo:language="en" fo:country="US" fo:font-style="normal" fo:text-shadow="none" style:text-underline-style="none" fo:font-weight="normal" style:letter-kerning="true" style:font-family-asian="ArialMT" style:font-family-generic-asian="swiss" style:font-size-asian="28pt" style:language-asian="en" style:country-asian="US" style:font-style-asian="normal" style:font-weight-asian="normal" style:font-family-complex="ArialMT" style:font-family-generic-complex="swiss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family="Calibri" style:font-family-generic="swiss" style:font-pitch="variable" fo:font-size="28pt" style:font-family-asian="ArialMT" style:font-family-generic-asian="swiss" style:font-size-asian="28pt" style:font-family-complex="ArialMT" style:font-family-generic-complex="swiss" style:font-size-complex="28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number text:level="2" style:num-format="">
        <style:list-level-properties text:space-before="1.271cm" text:min-label-width="0.793cm"/>
        <style:text-properties style:use-window-font-color="true" fo:font-size="7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Big Data &#10;&amp; Basic Data Analysis" draw:style-name="dp1" draw:master-page-name="Default_20_1" presentation:presentation-page-layout-name="AL1T11">
        <draw:frame draw:name="Rectangle 2" presentation:style-name="pr1" draw:text-style-name="P2" draw:layer="layout" svg:width="24.341cm" svg:height="2.327cm" svg:x="0.847cm" svg:y="5.927cm" presentation:class="title" presentation:user-transformed="true">
          <draw:text-box>
            <text:p text:style-name="P1"><text:span text:style-name="T1">Introduction to Big Data </text:span><text:span text:style-name="T1"><text:line-break/></text:span><text:span text:style-name="T1"/></text:p>
          </draw:text-box>
        </draw:frame>
        <presentation:notes draw:style-name="dp2">
          <draw:frame draw:name="Rectangle 7" presentation:style-name="pr2" draw:text-style-name="P4" draw:layer="layout" svg:width="0.001cm" svg:height="0.001cm" svg:x="0cm" svg:y="0cm" presentation:class="page-number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3cm" draw:page-number="1" presentation:class="page"/>
          <draw:frame draw:name="Rectangle 3" presentation:style-name="pr3" draw:text-style-name="P2" draw:layer="layout" svg:width="13.963cm" svg:height="11.419cm" svg:x="2.543cm" svg:y="12.066cm" presentation:class="notes" presentation:user-transformed="true">
            <draw:text-box>
              <text:p/>
            </draw:text-box>
          </draw:frame>
        </presentation:notes>
      </draw:page>
      <draw:page draw:name="Big Data EveryWhere! " draw:style-name="dp1" draw:master-page-name="Default_20_2" presentation:presentation-page-layout-name="AL1T11">
        <draw:frame draw:name="Rectangle 4" presentation:style-name="pr4" draw:text-style-name="P2" draw:layer="layout" svg:width="24.341cm" svg:height="1.692cm" svg:x="0.635cm" svg:y="2.328cm" presentation:class="title" presentation:user-transformed="true">
          <draw:text-box>
            <text:p text:style-name="P1"><text:span text:style-name="T1">Big Data EveryWhere! </text:span></text:p>
          </draw:text-box>
        </draw:frame>
        <draw:frame draw:name="Rectangle 2" presentation:style-name="pr5" draw:text-style-name="P2" draw:layer="layout" svg:width="24.341cm" svg:height="14.816cm" svg:x="0.423cm" svg:y="4.868cm" presentation:class="outline" presentation:user-transformed="true">
          <draw:text-box>
            <text:list text:style-name="L3">
              <text:list-item>
                <text:p text:style-name="P5"><text:span text:style-name="T3">Lots of data is being collected </text:span><text:span text:style-name="T3"><text:line-break/></text:span><text:span text:style-name="T3">and warehoused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Web data, e-commerce</text:span></text:p>
                  </text:list-item>
                  <text:list-item>
                    <text:p text:style-name="P6"><text:span text:style-name="T4">purchases at department/</text:span><text:span text:style-name="T4"><text:line-break/></text:span><text:span text:style-name="T4">grocery stores</text:span></text:p>
                  </text:list-item>
                  <text:list-item>
                    <text:p text:style-name="P6"><text:span text:style-name="T4">Bank/Credit Card </text:span><text:span text:style-name="T4"><text:line-break/></text:span><text:span text:style-name="T4">transactions</text:span></text:p>
                  </text:list-item>
                  <text:list-item>
                    <text:p text:style-name="P6"><text:span text:style-name="T4">Social Network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7" presentation:style-name="pr6" draw:text-style-name="P4" draw:layer="layout" svg:width="0.001cm" svg:height="0.001cm" svg:x="0cm" svg:y="0cm" presentation:class="page-number">
            <draw:text-box>
              <text:p text:style-name="P3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3cm" draw:page-number="2" presentation:class="page"/>
          <draw:frame draw:name="Rectangle 3" presentation:style-name="pr7" draw:text-style-name="P2" draw:layer="layout" svg:width="13.963cm" svg:height="11.427cm" svg:x="2.543cm" svg:y="12.062cm" presentation:class="notes" presentation:user-transformed="true">
            <draw:text-box>
              <text:p/>
            </draw:text-box>
          </draw:frame>
        </presentation:notes>
      </draw:page>
      <draw:page draw:name="How much data?" draw:style-name="dp1" draw:master-page-name="Default_20_1" presentation:presentation-page-layout-name="AL1T11">
        <draw:frame draw:name="Title 1" presentation:style-name="pr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How much data?</text:span></text:p>
          </draw:text-box>
        </draw:frame>
        <draw:frame draw:name="Content Placeholder 2" presentation:style-name="pr9" draw:text-style-name="P2" draw:layer="layout" svg:width="23.706cm" svg:height="12.571cm" svg:x="0.423cm" svg:y="3.387cm" presentation:class="outline" presentation:user-transformed="true">
          <draw:text-box>
            <text:list text:style-name="L3">
              <text:list-item>
                <text:p text:style-name="P5"><text:span text:style-name="T4">Google processes 20 PB a day (2008)</text:span></text:p>
              </text:list-item>
              <text:list-item>
                <text:p text:style-name="P5"><text:span text:style-name="T5"><text:s text:c="4"/></text:span><text:span text:style-name="T5">Decoding the human genome originally took 10</text:span></text:p>
              </text:list-item>
            </text:list>
            <text:p text:style-name="P7"><text:span text:style-name="T6"><text:s text:c="6"/></text:span><text:span text:style-name="T6">years to process; now it can be achieved in one</text:span></text:p>
            <text:p text:style-name="P7"><text:span text:style-name="T6"><text:s text:c="7"/></text:span><text:span text:style-name="T6">week.</text:span></text:p>
            <text:list text:continue-numbering="true" text:style-name="L3">
              <text:list-item>
                <text:p text:style-name="P5"><text:span text:style-name="T4">Facebook has 2.5 PB of user data + 15 TB/day (4/2009) </text:span></text:p>
              </text:list-item>
              <text:list-item>
                <text:p text:style-name="P5"><text:span text:style-name="T4">eBay has 6.5 PB of user data + 50 TB/day (5/2009)</text:span></text:p>
              </text:list-item>
              <text:list-item>
                <text:p text:style-name="P5"><text:span text:style-name="T4">CERN’s Large Hydron Collider (LHC) generates 15 PB a year </text:span></text:p>
              </text:list-item>
            </text:list>
            <text:p text:style-name="P7"><text:span text:style-name="T6">. <text:s text:c="3"/>Walmart handles more than 1 million customer</text:span></text:p>
            <text:p text:style-name="P7"><text:span text:style-name="T6"><text:s text:c="6"/></text:span><text:span text:style-name="T6">transactions every hour. (2010)</text:span></text:p>
            <text:p text:style-name="P7"><text:span text:style-name="T6"/></text:p>
            <text:p text:style-name="P7"><text:span text:style-name="T6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ype of Data" draw:style-name="dp4" draw:master-page-name="Default_20_2" presentation:presentation-page-layout-name="AL1T11"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ype of Data</text:span></text:p>
          </draw:text-box>
        </draw:frame>
        <draw:frame draw:name="Content Placeholder 2" presentation:style-name="pr5" draw:text-style-name="P2" draw:layer="layout" svg:width="22.859cm" svg:height="12.571cm" svg:x="1.27cm" svg:y="4.022cm" presentation:class="outline" presentation:user-transformed="true">
          <draw:text-box>
            <text:list text:style-name="L3">
              <text:list-item>
                <text:p text:style-name="P5"><text:span text:style-name="T3">Relational Data (Tables/Transaction/Legacy Data)</text:span></text:p>
              </text:list-item>
              <text:list-item>
                <text:p text:style-name="P5"><text:span text:style-name="T3">Text Data (Web)</text:span></text:p>
              </text:list-item>
              <text:list-item>
                <text:p text:style-name="P5"><text:span text:style-name="T3">Semi-structured Data (XML) </text:span></text:p>
              </text:list-item>
              <text:list-item>
                <text:p text:style-name="P5"><text:span text:style-name="T3">Graph Data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Social Network, Semantic Web (RDF), …</text:span></text:p>
                  </text:list-item>
                </text:list>
              </text:list-item>
            </text:list>
            <text:list text:style-name="L6">
              <text:list-item>
                <text:p text:style-name="P5"><text:span text:style-name="T3">Streaming Data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You can only scan the data once</text:span></text:p>
                  </text:list-item>
                </text:list>
              </text:list-item>
            </text:list>
            <text:p text:style-name="P5"><text:span text:style-name="T3"/></text:p>
            <text:p text:style-name="P8"><text:span text:style-name="T4"/></text:p>
            <text:p text:style-name="P5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to do with these data?" draw:style-name="dp1" draw:master-page-name="Default_20_2" presentation:presentation-page-layout-name="AL1T11">
        <draw:frame draw:name="Title 1" presentation:style-name="pr1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What to do with these data?</text:span></text:p>
          </draw:text-box>
        </draw:frame>
        <draw:frame draw:name="Content Placeholder 2" presentation:style-name="pr14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5"><text:span text:style-name="T3">Aggregation and Statistics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4">Data warehouse and OLAP</text:span></text:p>
                  </text:list-item>
                </text:list>
              </text:list-item>
              <text:list-item>
                <text:p text:style-name="P5"><text:span text:style-name="T3">Indexing, Searching, and Querying</text:span></text:p>
                <text:list>
                  <text:list-item>
                    <text:p text:style-name="P6"><text:span text:style-name="T4">Keyword based search </text:span></text:p>
                  </text:list-item>
                  <text:list-item>
                    <text:p text:style-name="P6"><text:span text:style-name="T4">Pattern matching (XML/RDF)</text:span></text:p>
                  </text:list-item>
                </text:list>
              </text:list-item>
              <text:list-item>
                <text:p text:style-name="P5"><text:span text:style-name="T3">Knowledge discovery</text:span></text:p>
                <text:list>
                  <text:list-item>
                    <text:p text:style-name="P6"><text:span text:style-name="T4">Data Mining</text:span></text:p>
                  </text:list-item>
                  <text:list-item>
                    <text:p text:style-name="P6"><text:span text:style-name="T4">Statistical Modeling</text:span></text:p>
                  </text:list-item>
                </text:list>
              </text:list-item>
            </text:list>
            <text:p text:style-name="P9"><text:span text:style-name="T4"/></text:p>
            <text:p text:style-name="P5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reaming Sample Problem" draw:style-name="dp1" draw:master-page-name="Default" presentation:presentation-page-layout-name="AL1T11">
        <draw:frame draw:name="Title 1" presentation:style-name="pr15" draw:text-style-name="P2" draw:layer="layout" svg:width="22.859cm" svg:height="3.174cm" svg:x="3.302cm" svg:y="1.016cm" presentation:class="title" presentation:user-transformed="true">
          <draw:text-box>
            <text:p text:style-name="P7"><text:span text:style-name="T3">Big data spans three dimensions</text:span></text:p>
          </draw:text-box>
        </draw:frame>
        <draw:frame draw:name="Content Placeholder 2" presentation:style-name="pr16" draw:text-style-name="P2" draw:layer="layout" svg:width="22.859cm" svg:height="12.571cm" svg:x="1.525cm" svg:y="5.842cm" presentation:class="outline" presentation:user-transformed="true">
          <draw:text-box>
            <text:p text:style-name="P7"><text:span text:style-name="T7"/></text:p>
            <text:p text:style-name="P7"><text:span text:style-name="T8">Volume</text:span><text:span text:style-name="T9">: Petabytes per day/week </text:span></text:p>
            <text:p text:style-name="P7"><text:span text:style-name="T10">Velocity: </text:span><text:span text:style-name="T11">Real-time capture and Real-time <text:s text:c="6"/></text:span></text:p>
            <text:p text:style-name="P7"><text:span text:style-name="T11"><text:s text:c="19"/></text:span><text:span text:style-name="T11">analytics</text:span></text:p>
            <text:p text:style-name="P7"><text:span text:style-name="T10">Variety</text:span><text:span text:style-name="T11">: Unstructured data,web logs, audio,</text:span></text:p>
            <text:p text:style-name="P7"><text:span text:style-name="T9"><text:s text:c="16"/></text:span><text:span text:style-name="T9">video, imag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6" presentation:class="page"/>
          <draw:frame presentation:style-name="pr1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frame presentation:style-name="pr18" draw:layer="layout" svg:width="22.859cm" svg:height="3.174cm" svg:x="1.27cm" svg:y="0.763cm" presentation:class="title">
          <draw:text-box>
            <text:p text:style-name="P7"><text:span text:style-name="T12">Catalyst – Commodity Server</text:span><text:span text:style-name="T13">s</text:span></text:p>
          </draw:text-box>
        </draw:frame>
        <draw:frame draw:style-name="gr2" draw:text-style-name="P10" draw:layer="layout" svg:width="22.1cm" svg:height="11.198cm" svg:x="0.762cm" svg:y="5.588cm">
          <draw:text-box>
            <text:p text:style-name="P7"><text:span text:style-name="T14">Commodity server hardware creating the</text:span></text:p>
            <text:p text:style-name="P7"><text:span text:style-name="T14">possibility for cost effective massively parallel</text:span></text:p>
            <text:p><text:span text:style-name="T14">processing (MPP)</text:span></text:p>
            <text:p><text:span text:style-name="T15"/></text:p>
            <text:p><text:span text:style-name="T14">Example server might contain:</text:span></text:p>
            <text:p><text:span text:style-name="T14">CPU – 16 Cores</text:span></text:p>
            <text:p><text:span text:style-name="T14">RAM – 1 Terabyte</text:span></text:p>
            <text:p><text:span text:style-name="T14">Disk – 500 Terabytes</text:span></text:p>
            <text:p><text:span text:style-name="T14">Ethernet – 1 Gbit</text:span><text:span text:style-name="T15">r</text:span><text:span text:style-name="T16">vers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7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frame presentation:style-name="pr18" draw:text-style-name="P11" draw:layer="layout" svg:width="22.859cm" svg:height="3.174cm" svg:x="1.27cm" svg:y="0.763cm" presentation:class="title">
          <draw:text-box>
            <text:p text:style-name="P7"><text:span text:style-name="T12">Catalyst – Humans and the Internet</text:span></text:p>
          </draw:text-box>
        </draw:frame>
        <draw:frame draw:style-name="gr3" draw:text-style-name="P12" draw:layer="layout" svg:width="22.689cm" svg:height="7.93cm" svg:x="1.564cm" svg:y="6.201cm">
          <draw:text-box>
            <text:p text:style-name="P7"><text:span text:style-name="T17">• </text:span><text:span text:style-name="T17">1.2 Billion active mobile broadband subscriptions</text:span></text:p>
            <text:p text:style-name="P7"><text:span text:style-name="T17"/></text:p>
            <text:p text:style-name="P7"><text:span text:style-name="T17">• </text:span><text:span text:style-name="T17">Web sites with 300+ million unique visitors/month</text:span></text:p>
            <text:p text:style-name="P7"><text:span text:style-name="T17">– </text:span><text:span text:style-name="T17">Facebook</text:span></text:p>
            <text:p text:style-name="P7"><text:span text:style-name="T17">– </text:span><text:span text:style-name="T17">Yahoo</text:span></text:p>
            <text:p text:style-name="P7"><text:span text:style-name="T17">– </text:span><text:span text:style-name="T17">Google</text:span></text:p>
            <text:p text:style-name="P7"><text:span text:style-name="T17">– </text:span><text:span text:style-name="T17">YouTub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8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frame presentation:style-name="pr18" draw:text-style-name="P11" draw:layer="layout" svg:width="22.859cm" svg:height="3.174cm" svg:x="1.27cm" svg:y="0.763cm" presentation:class="title" presentation:user-transformed="true">
          <draw:text-box>
            <text:p text:style-name="P7"><text:span text:style-name="T12">Thought Leaders</text:span></text:p>
          </draw:text-box>
        </draw:frame>
        <draw:frame draw:style-name="gr4" draw:text-style-name="P10" draw:layer="layout" svg:width="21.935cm" svg:height="11.726cm" svg:x="0.762cm" svg:y="4.493cm">
          <draw:text-box>
            <text:p text:style-name="P7"><text:span text:style-name="T18">Thought Leaders</text:span></text:p>
            <text:p text:style-name="P7"><text:span text:style-name="T19">• </text:span><text:span text:style-name="T19">The McKinsey Global Institute</text:span></text:p>
            <text:p text:style-name="P7"><text:span text:style-name="T20">“</text:span><text:span text:style-name="T20">Big data: The next frontier for innovation, competition, and productivity”</text:span></text:p>
            <text:p text:style-name="P7"><text:span text:style-name="T20">– </text:span><text:span text:style-name="T20">May 2011</text:span></text:p>
            <text:p text:style-name="P7"><text:span text:style-name="T20"/></text:p>
            <text:p text:style-name="P7"><text:span text:style-name="T19">• </text:span><text:span text:style-name="T19">Gartner Research</text:span></text:p>
            <text:p text:style-name="P7"><text:span text:style-name="T21">– </text:span><text:span text:style-name="T21">The timely conversion of data to information is next</text:span></text:p>
            <text:p text:style-name="P7"><text:span text:style-name="T21">challenge for corporations</text:span></text:p>
            <text:p text:style-name="P7"><text:span text:style-name="T21">– </text:span><text:span text:style-name="T21">Role of Data Scientist</text:span></text:p>
            <text:p text:style-name="P7"><text:span text:style-name="T21"/></text:p>
            <text:p text:style-name="P7"><text:span text:style-name="T19">• </text:span><text:span text:style-name="T19">OReilly Books</text:span></text:p>
            <text:p text:style-name="P7"><text:span text:style-name="T21">– </text:span><text:span text:style-name="T21">Education</text:span></text:p>
            <text:p text:style-name="P7"><text:span text:style-name="T21">– </text:span><text:span text:style-name="T21">Strata Conferenc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9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frame presentation:style-name="pr18" draw:text-style-name="P11" draw:layer="layout" svg:width="22.859cm" svg:height="3.174cm" svg:x="1.27cm" svg:y="0.763cm" presentation:class="title">
          <draw:text-box>
            <text:p text:style-name="P7"><text:span text:style-name="T12">Leading Technology Vendors</text:span></text:p>
          </draw:text-box>
        </draw:frame>
        <draw:frame draw:style-name="gr5" draw:text-style-name="P13" draw:layer="layout" svg:width="21.336cm" svg:height="11.279cm" svg:x="1.016cm" svg:y="4.318cm">
          <draw:text-box>
            <text:p text:style-name="P7"><text:span text:style-name="T22">Example Vendors</text:span></text:p>
            <text:p text:style-name="P7"><text:span text:style-name="T17">• </text:span><text:span text:style-name="T17">IBM – Netezza</text:span></text:p>
            <text:p text:style-name="P7"><text:span text:style-name="T17">• </text:span><text:span text:style-name="T17">EMC – Greenplum</text:span></text:p>
            <text:p text:style-name="P7"><text:span text:style-name="T17">• </text:span><text:span text:style-name="T17">Oracle – Exadata</text:span></text:p>
            <text:p text:style-name="P7"><text:span text:style-name="T17"/></text:p>
            <text:p text:style-name="P7"><text:span text:style-name="T22">Commonality</text:span></text:p>
            <text:p text:style-name="P7"><text:span text:style-name="T17">• </text:span><text:span text:style-name="T17">MPP architectures</text:span></text:p>
            <text:p text:style-name="P7"><text:span text:style-name="T17">• </text:span><text:span text:style-name="T17">Commodity Hardware</text:span></text:p>
            <text:p text:style-name="P7"><text:span text:style-name="T17">• </text:span><text:span text:style-name="T17">RDBMS based</text:span></text:p>
            <text:p text:style-name="P7"><text:span text:style-name="T17">• </text:span><text:span text:style-name="T17">Full SQL complianc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0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frame presentation:style-name="pr18" draw:text-style-name="P14" draw:layer="layout" svg:width="22.859cm" svg:height="15.692cm" svg:x="1.27cm" svg:y="0.818cm" presentation:class="title" presentation:user-transformed="true">
          <draw:text-box>
            <text:p text:style-name="P7"><text:span text:style-name="T23">Hadoop – Open Source</text:span><text:span text:style-name="T23"><text:line-break/></text:span><text:span text:style-name="T23"><text:line-break/></text:span><text:span text:style-name="T23">• Started by Google and Yahoo!</text:span><text:span text:style-name="T23"><text:line-break/></text:span><text:span text:style-name="T23"><text:line-break/></text:span><text:span text:style-name="T23">• Now Open Source – Hadoop</text:span><text:span text:style-name="T23"><text:line-break/></text:span><text:span text:style-name="T23"><text:line-break/></text:span><text:span text:style-name="T23">• “NoSQL” approach to data</text:span><text:span text:style-name="T23"><text:line-break/></text:span><text:span text:style-name="T23"><text:line-break/></text:span><text:span text:style-name="T23">• Foundational Technologies:</text:span><text:span text:style-name="T23"><text:line-break/></text:span><text:span text:style-name="T23">– Hadoop Data Storage Framework</text:span><text:span text:style-name="T23"><text:line-break/></text:span><text:span text:style-name="T23">– MapReduce engine</text:span><text:span text:style-name="T23"><text:line-break/></text:span><text:span text:style-name="T23">– HIVE and PIG query tools</text:span><text:span text:style-name="T23"><text:line-break/></text:span><text:span text:style-name="T23">• Almost SQL compliant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1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draw:frame presentation:style-name="pr18" draw:text-style-name="P14" draw:layer="layout" svg:width="22.859cm" svg:height="3.174cm" svg:x="1.27cm" svg:y="0.763cm" presentation:class="title">
          <draw:text-box>
            <text:p text:style-name="P7"><text:span text:style-name="T24">Leading Vendors - Hadoop</text:span></text:p>
          </draw:text-box>
        </draw:frame>
        <draw:frame draw:style-name="gr6" draw:text-style-name="P15" draw:layer="layout" svg:width="22.098cm" svg:height="13.528cm" svg:x="1.016cm" svg:y="4.827cm">
          <draw:text-box>
            <text:p text:style-name="P7"><text:span text:style-name="T25">• </text:span><text:span text:style-name="T25">Cloudera – Open Source HADOOP</text:span></text:p>
            <text:p text:style-name="P7"><text:span text:style-name="T25"/></text:p>
            <text:p text:style-name="P7"><text:span text:style-name="T25">– </text:span><text:span text:style-name="T25">Production Releases</text:span></text:p>
            <text:p text:style-name="P7"><text:span text:style-name="T25">– </text:span><text:span text:style-name="T25">Very good support</text:span></text:p>
            <text:p text:style-name="P7"><text:span text:style-name="T25">– </text:span><text:span text:style-name="T25">Conferences and education</text:span></text:p>
            <text:p text:style-name="P7"><text:span text:style-name="T25"/></text:p>
            <text:p text:style-name="P7"><text:span text:style-name="T25">• </text:span><text:span text:style-name="T25">Amazon's Elastic Computing Cloud</text:span></text:p>
            <text:p text:style-name="P7"><text:span text:style-name="T25"/></text:p>
            <text:p text:style-name="P7"><text:span text:style-name="T25">– </text:span><text:span text:style-name="T25">Map/Reduce environment</text:span></text:p>
            <text:p text:style-name="P7"><text:span text:style-name="T25">– </text:span><text:span text:style-name="T25">MPP for everyone</text:span></text:p>
            <text:p text:style-name="P7"><text:span text:style-name="T25">– </text:span><text:span text:style-name="T25">Cost effective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2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draw:frame presentation:style-name="pr18" draw:text-style-name="P16" draw:layer="layout" svg:width="22.859cm" svg:height="3.174cm" svg:x="1.27cm" svg:y="0.763cm" presentation:class="title" presentation:user-transformed="true">
          <draw:text-box>
            <text:p><text:span text:style-name="T26">Ending Thoughts</text:span></text:p>
          </draw:text-box>
        </draw:frame>
        <draw:frame draw:style-name="gr7" draw:text-style-name="P17" draw:layer="layout" svg:width="22.352cm" svg:height="14.735cm" svg:x="1.016cm" svg:y="3.807cm">
          <draw:text-box>
            <text:p><text:span text:style-name="T27">• </text:span><text:span text:style-name="T27">Required reading:</text:span></text:p>
            <text:p><text:span text:style-name="T27">– </text:span><text:span text:style-name="T27">The Mckinsey report</text:span></text:p>
            <text:p><text:span text:style-name="T27">– </text:span><text:span text:style-name="T27">NYT - “The Age of Big Data”</text:span></text:p>
            <text:p><text:span text:style-name="T27"/></text:p>
            <text:p><text:span text:style-name="T27"/></text:p>
            <text:p><text:span text:style-name="T27">• </text:span><text:span text:style-name="T27">Big Data is an environment which requires care and</text:span></text:p>
            <text:p><text:span text:style-name="T27">feeding</text:span></text:p>
            <text:p><text:span text:style-name="T27">• </text:span><text:span text:style-name="T27">Develop in-house skills (Amazon EC2)</text:span></text:p>
            <text:p><text:span text:style-name="T27">• </text:span><text:span text:style-name="T27">Proof of concept before purchase</text:span></text:p>
            <text:p><text:span text:style-name="T27">• </text:span><text:span text:style-name="T27">Big Data analytic tools are “infants”</text:span></text:p>
            <text:p><text:span text:style-name="T27">• </text:span><text:span text:style-name="T27">Big Data brings new privacy and compliance</text:span></text:p>
            <text:p><text:span text:style-name="T27">concerns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3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525cm" svg:y="2.16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TCSTT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3-09-23">9/23/13</text:date></text:span></text:p>
        </draw:text-box>
      </draw:frame>
      <draw:frame draw:name="Slide Number Placeholder 5" presentation:style-name="Mpr3" draw:text-style-name="MP11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draw:frame draw:name="Footer Placeholder 2" presentation:style-name="Mpr3" draw:text-style-name="MP13" draw:layer="backgroundobjects" svg:width="8.042cm" svg:height="1.013cm" svg:x="8.678cm" svg:y="17.658cm">
        <draw:text-box>
          <text:p text:style-name="MP12">Tcs Internal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6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3-09-23">9/23/13</text:date></text:span></text:p>
        </draw:text-box>
      </draw:frame>
      <draw:frame draw:name="Footer Placeholder 2" presentation:style-name="Mpr6" draw:text-style-name="MP13" draw:layer="backgroundobjects" svg:width="8.042cm" svg:height="1.013cm" svg:x="8.678cm" svg:y="17.657cm" presentation:class="footer" presentation:user-transformed="true">
        <draw:text-box>
          <text:p text:style-name="MP12">Tcs Internal</text:p>
        </draw:text-box>
      </draw:frame>
      <draw:frame draw:name="Slide Number Placeholder 3" presentation:style-name="Mpr6" draw:text-style-name="MP11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9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2" presentation:style-name="Mpr10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3-09-23">9/23/13</text:date></text:span></text:p>
        </draw:text-box>
      </draw:frame>
      <draw:frame draw:name="Footer Placeholder 3" presentation:style-name="Mpr10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0" draw:text-style-name="MP11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draw:frame draw:name="Footer Placeholder 2" presentation:style-name="Mpr10" draw:text-style-name="MP13" draw:layer="backgroundobjects" svg:width="8.042cm" svg:height="1.013cm" svg:x="8.678cm" svg:y="17.658cm">
        <draw:text-box>
          <text:p text:style-name="MP12">Tcs Internal</text:p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dc:date>2013-09-23T16:02:43.66</dc:date>
    <meta:editing-duration>PT2H4M29S</meta:editing-duration>
    <meta:editing-cycles>12</meta:editing-cycles>
    <meta:document-statistic meta:object-count="96"/>
  </office:meta>
</office:document-meta>
</file>